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16" table:style-name="ce1">
            <text:p>0,16</text:p>
          </table:table-cell>
          <table:table-cell office:value-type="float" office:value="20" table:style-name="ce1">
            <text:p>20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440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float" office:value="0.24" table:style-name="ce1">
            <text:p>0,2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9" table:style-name="ce1">
            <text:p>0,39</text:p>
          </table:table-cell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2" table:style-name="ce1">
            <text:p>0,32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7" table:style-name="ce1">
            <text:p>0,37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2" table:style-name="ce1">
            <text:p>0,32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999999999999998" table:style-name="ce1">
            <text:p>0,29</text:p>
          </table:table-cell>
          <table:table-cell office:value-type="float" office:value="29" table:style-name="ce1">
            <text:p>29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999999999999998" table:style-name="ce1">
            <text:p>0,29</text:p>
          </table:table-cell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2" table:style-name="ce1">
            <text:p>0,12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2:48Z</dc:date>
    <meta:editing-duration>PT0S</meta:editing-duration>
  </office:meta>
</office:document-meta>
</file>